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9ec7c"/>
    </style:style>
    <style:style style:name="P13" style:family="paragraph" style:parent-style-name="Standard">
      <style:text-properties officeooo:rsid="001a3517" officeooo:paragraph-rsid="002be473"/>
    </style:style>
    <style:style style:name="P14" style:family="paragraph" style:parent-style-name="Standard">
      <style:text-properties officeooo:rsid="00203d7d" officeooo:paragraph-rsid="00203d7d"/>
    </style:style>
    <style:style style:name="P15"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6"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7"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8" style:family="paragraph" style:parent-style-name="Standard">
      <style:text-properties officeooo:paragraph-rsid="002be473"/>
    </style:style>
    <style:style style:name="P19" style:family="paragraph" style:parent-style-name="Standard">
      <style:text-properties officeooo:paragraph-rsid="003077f1"/>
    </style:style>
    <style:style style:name="P20" style:family="paragraph" style:parent-style-name="Standard">
      <style:paragraph-properties fo:margin-left="0.4925in" fo:margin-right="0in" fo:text-indent="0in" style:auto-text-indent="false"/>
      <style:text-properties officeooo:rsid="001a3517" officeooo:paragraph-rsid="001a3517"/>
    </style:style>
    <style:style style:name="P21" style:family="paragraph" style:parent-style-name="Standard">
      <style:paragraph-properties fo:margin-left="0.4925in" fo:margin-right="0in" fo:text-indent="0in" style:auto-text-indent="false"/>
      <style:text-properties officeooo:rsid="001b8aa6" officeooo:paragraph-rsid="001b8aa6"/>
    </style:style>
    <style:style style:name="P22"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24"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26"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7"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8" style:family="paragraph" style:parent-style-name="Standard">
      <style:paragraph-properties fo:margin-left="0.4925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29" style:family="paragraph" style:parent-style-name="Standard">
      <style:paragraph-properties fo:margin-left="0.4925in" fo:margin-right="0in" fo:text-indent="0in" style:auto-text-indent="false"/>
      <style:text-properties officeooo:rsid="001c812a" officeooo:paragraph-rsid="001c812a"/>
    </style:style>
    <style:style style:name="P30" style:family="paragraph" style:parent-style-name="Standard">
      <style:paragraph-properties fo:margin-left="0.4925in" fo:margin-right="0in" fo:text-indent="0in" style:auto-text-indent="false"/>
      <style:text-properties officeooo:rsid="001c812a" officeooo:paragraph-rsid="001cda7c"/>
    </style:style>
    <style:style style:name="P31"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2"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3"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4"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5" style:family="paragraph" style:parent-style-name="Standard">
      <style:paragraph-properties fo:margin-left="0.4925in" fo:margin-right="0in" fo:text-indent="0in" style:auto-text-indent="false"/>
      <style:text-properties officeooo:rsid="0021afdc" officeooo:paragraph-rsid="0021afdc"/>
    </style:style>
    <style:style style:name="P36" style:family="paragraph" style:parent-style-name="Standard">
      <style:paragraph-properties fo:margin-left="0.4925in" fo:margin-right="0in" fo:text-indent="0in" style:auto-text-indent="false"/>
      <style:text-properties officeooo:rsid="0022eec9" officeooo:paragraph-rsid="0022eec9"/>
    </style:style>
    <style:style style:name="P37" style:family="paragraph" style:parent-style-name="Standard">
      <style:paragraph-properties fo:margin-left="0.4925in" fo:margin-right="0in" fo:text-indent="0in" style:auto-text-indent="false"/>
      <style:text-properties officeooo:paragraph-rsid="002be473"/>
    </style:style>
    <style:style style:name="P38"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39"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0"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41"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42"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43" style:family="paragraph" style:parent-style-name="Standard">
      <style:paragraph-properties fo:margin-left="0in" fo:margin-right="0in" fo:text-indent="0in" style:auto-text-indent="false"/>
      <style:text-properties fo:font-style="normal" fo:font-weight="bold" officeooo:rsid="002bd722" officeooo:paragraph-rsid="002bd722" style:font-style-asian="normal" style:font-weight-asian="bold" style:font-style-complex="normal" style:font-weight-complex="bold"/>
    </style:style>
    <style:style style:name="P44"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45"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46"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47"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48" style:family="paragraph" style:parent-style-name="Standard" style:master-page-name="">
      <style:paragraph-properties style:page-number="auto" fo:keep-with-next="always"/>
      <style:text-properties officeooo:rsid="001a3517" officeooo:paragraph-rsid="001a3517"/>
    </style:style>
    <style:style style:name="P49"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50" style:family="paragraph" style:parent-style-name="Text_20_body">
      <style:text-properties officeooo:rsid="002aaf93" officeooo:paragraph-rsid="002aaf93"/>
    </style:style>
    <style:style style:name="P51" style:family="paragraph" style:parent-style-name="Text_20_body">
      <style:text-properties officeooo:rsid="002b6391" officeooo:paragraph-rsid="002b6391"/>
    </style:style>
    <style:style style:name="P52" style:family="paragraph" style:parent-style-name="Text_20_body">
      <style:text-properties fo:font-weight="normal" officeooo:rsid="002bb37f" officeooo:paragraph-rsid="002bb37f" style:font-weight-asian="normal" style:font-weight-complex="normal"/>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Text_20_body" style:list-style-name="L1">
      <style:text-properties officeooo:rsid="002aaf93" officeooo:paragraph-rsid="002aaf93"/>
    </style:style>
    <style:style style:name="P58" style:family="paragraph" style:parent-style-name="Text_20_body" style:list-style-name="L1">
      <style:text-properties officeooo:rsid="002b6391" officeooo:paragraph-rsid="002b6391"/>
    </style:style>
    <style:style style:name="P59" style:family="paragraph" style:parent-style-name="Text_20_body" style:list-style-name="L2">
      <style:text-properties officeooo:rsid="002b6391" officeooo:paragraph-rsid="002b6391"/>
    </style:style>
    <style:style style:name="P60" style:family="paragraph" style:parent-style-name="Text_20_body" style:list-style-name="L2">
      <style:text-properties officeooo:rsid="002b6391" officeooo:paragraph-rsid="002bb37f"/>
    </style:style>
    <style:style style:name="P61" style:family="paragraph" style:parent-style-name="Text_20_body" style:list-style-name="L2">
      <style:text-properties officeooo:rsid="002bb37f" officeooo:paragraph-rsid="002bb37f"/>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be473" style:font-style-asian="italic" style:font-style-complex="italic"/>
    </style:style>
    <style:style style:name="T7" style:family="text">
      <style:text-properties fo:font-style="italic" officeooo:rsid="001a3517"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55fca" style:font-style-asian="italic" style:font-weight-asian="normal" style:font-style-complex="italic" style:font-weight-complex="normal"/>
    </style:style>
    <style:style style:name="T13" style:family="text">
      <style:text-properties fo:font-style="italic" fo:font-weight="normal" officeooo:rsid="0029ec7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1b8aa6" style:font-weight-asian="bold" style:font-weight-complex="bold"/>
    </style:style>
    <style:style style:name="T16" style:family="text">
      <style:text-properties fo:font-weight="bold" officeooo:rsid="001c812a" style:font-weight-asian="bold" style:font-weight-complex="bold"/>
    </style:style>
    <style:style style:name="T17" style:family="text">
      <style:text-properties fo:font-weight="bold" officeooo:rsid="001cda7c" style:font-weight-asian="bold" style:font-weight-complex="bold"/>
    </style:style>
    <style:style style:name="T18" style:family="text">
      <style:text-properties fo:font-weight="bold" officeooo:rsid="0021afdc" style:font-weight-asian="bold" style:font-weight-complex="bold"/>
    </style:style>
    <style:style style:name="T19" style:family="text">
      <style:text-properties fo:font-weight="bold" officeooo:rsid="0022eec9" style:font-weight-asian="bold" style:font-weight-complex="bold"/>
    </style:style>
    <style:style style:name="T20" style:family="text">
      <style:text-properties fo:font-weight="bold" officeooo:rsid="0029ec7c" style:font-weight-asian="bold" style:font-weight-complex="bold"/>
    </style:style>
    <style:style style:name="T21" style:family="text">
      <style:text-properties fo:font-weight="bold" officeooo:rsid="002be473" style:font-weight-asian="bold" style:font-weight-complex="bold"/>
    </style:style>
    <style:style style:name="T22" style:family="text">
      <style:text-properties fo:font-weight="bold" officeooo:rsid="001a3517"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1b8aa6" style:font-style-asian="normal" style:font-style-complex="normal"/>
    </style:style>
    <style:style style:name="T25" style:family="text">
      <style:text-properties fo:font-style="normal" officeooo:rsid="001cda7c" style:font-style-asian="normal" style:font-style-complex="normal"/>
    </style:style>
    <style:style style:name="T26" style:family="text">
      <style:text-properties fo:font-style="normal" officeooo:rsid="001e65c4" style:font-style-asian="normal" style:font-style-complex="normal"/>
    </style:style>
    <style:style style:name="T27" style:family="text">
      <style:text-properties fo:font-style="normal" officeooo:rsid="00203d7d" style:font-style-asian="normal" style:font-style-complex="normal"/>
    </style:style>
    <style:style style:name="T28" style:family="text">
      <style:text-properties fo:font-style="normal" officeooo:rsid="0022eec9" style:font-style-asian="normal" style:font-style-complex="normal"/>
    </style:style>
    <style:style style:name="T29" style:family="text">
      <style:text-properties fo:font-style="normal" officeooo:rsid="00245147" style:font-style-asian="normal" style:font-style-complex="normal"/>
    </style:style>
    <style:style style:name="T30" style:family="text">
      <style:text-properties fo:font-style="normal" officeooo:rsid="00255346" style:font-style-asian="normal" style:font-style-complex="normal"/>
    </style:style>
    <style:style style:name="T31" style:family="text">
      <style:text-properties fo:font-style="normal" officeooo:rsid="002be473" style:font-style-asian="normal" style:font-style-complex="normal"/>
    </style:style>
    <style:style style:name="T32" style:family="text">
      <style:text-properties fo:font-style="normal" officeooo:rsid="002cd1a6" style:font-style-asian="normal" style:font-style-complex="normal"/>
    </style:style>
    <style:style style:name="T33" style:family="text">
      <style:text-properties fo:font-style="normal" officeooo:rsid="002d4491"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1b8aa6" style:font-style-asian="normal" style:font-weight-asian="bold" style:font-style-complex="normal" style:font-weight-complex="bold"/>
    </style:style>
    <style:style style:name="T36" style:family="text">
      <style:text-properties fo:font-style="normal" fo:font-weight="bold" officeooo:rsid="001a3517" style:font-style-asian="normal" style:font-weight-asian="bold" style:font-style-complex="normal" style:font-weight-complex="bold"/>
    </style:style>
    <style:style style:name="T37" style:family="text">
      <style:text-properties fo:font-style="normal" fo:font-weight="bold" officeooo:rsid="0022eec9" style:font-style-asian="normal" style:font-weight-asian="bold" style:font-style-complex="normal" style:font-weight-complex="bold"/>
    </style:style>
    <style:style style:name="T38" style:family="text">
      <style:text-properties fo:font-style="normal" fo:font-weight="bold" officeooo:rsid="00245147" style:font-style-asian="normal" style:font-weight-asian="bold" style:font-style-complex="normal" style:font-weight-complex="bold"/>
    </style:style>
    <style:style style:name="T39" style:family="text">
      <style:text-properties fo:font-style="normal" fo:font-weight="bold" officeooo:rsid="001c812a" style:font-style-asian="normal" style:font-weight-asian="bold" style:font-style-complex="normal" style:font-weight-complex="bold"/>
    </style:style>
    <style:style style:name="T40" style:family="text">
      <style:text-properties fo:font-style="normal" fo:font-weight="bold" officeooo:rsid="00255fca" style:font-style-asian="normal" style:font-weight-asian="bold" style:font-style-complex="normal" style:font-weight-complex="bold"/>
    </style:style>
    <style:style style:name="T41" style:family="text">
      <style:text-properties fo:font-style="normal" fo:font-weight="bold" officeooo:rsid="001cda7c" style:font-style-asian="normal" style:font-weight-asian="bold" style:font-style-complex="normal" style:font-weight-complex="bold"/>
    </style:style>
    <style:style style:name="T42" style:family="text">
      <style:text-properties officeooo:rsid="00282f6b"/>
    </style:style>
    <style:style style:name="T43" style:family="text">
      <style:text-properties officeooo:rsid="002aaf93"/>
    </style:style>
    <style:style style:name="T44" style:family="text">
      <style:text-properties officeooo:rsid="002b6391"/>
    </style:style>
    <style:style style:name="T45" style:family="text">
      <style:text-properties officeooo:rsid="002bb37f"/>
    </style:style>
    <style:style style:name="T46" style:family="text">
      <style:text-properties fo:font-weight="normal" style:font-weight-asian="normal" style:font-weight-complex="normal"/>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officeooo:rsid="002ec8fa"/>
    </style:style>
    <style:style style:name="T49" style:family="text">
      <style:text-properties officeooo:rsid="003b12da"/>
    </style:style>
    <style:style style:name="T50" style:family="text">
      <style:text-properties officeooo:rsid="0031c53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SocketServer</text:p>
      <text:p text:style-name="P6"><text:date style:data-style-name="N76" text:date-value="2021-02-16T15:08:13.524471181">February 16,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438_1532241226" text:style-name="Index_20_Link" text:visited-style-name="Index_20_Link">Introduction<text:tab/>1</text:a></text:p>
          <text:p text:style-name="P55"><text:a xlink:type="simple" xlink:href="#__RefHeading___Toc1440_1532241226" text:style-name="Index_20_Link" text:visited-style-name="Index_20_Link">Native Files<text:tab/>1</text:a></text:p>
          <text:p text:style-name="P55"><text:a xlink:type="simple" xlink:href="#__RefHeading___Toc1442_1532241226" text:style-name="Index_20_Link" text:visited-style-name="Index_20_Link">Server Configuration<text:tab/>2</text:a></text:p>
          <text:p text:style-name="P55"><text:a xlink:type="simple" xlink:href="#__RefHeading___Toc1444_1532241226" text:style-name="Index_20_Link" text:visited-style-name="Index_20_Link">Starting the Server<text:tab/>3</text:a></text:p>
          <text:p text:style-name="P55"><text:a xlink:type="simple" xlink:href="#__RefHeading___Toc1446_1532241226" text:style-name="Index_20_Link" text:visited-style-name="Index_20_Link">Diablo 630 Implementation<text:tab/>3</text:a></text:p>
          <text:p text:style-name="P55"><text:a xlink:type="simple" xlink:href="#__RefHeading___Toc1448_1532241226" text:style-name="Index_20_Link" text:visited-style-name="Index_20_Link">Network Boot<text:tab/>5</text:a></text:p>
          <text:p text:style-name="P56"><text:a xlink:type="simple" xlink:href="#__RefHeading___Toc1450_1532241226" text:style-name="Index_20_Link" text:visited-style-name="Index_20_Link">Network Boot Protocol<text:tab/>5</text:a></text:p>
          <text:p text:style-name="P56"><text:a xlink:type="simple" xlink:href="#__RefHeading___Toc1452_1532241226" text:style-name="Index_20_Link" text:visited-style-name="Index_20_Link">Network Boot Image Format<text:tab/>6</text:a></text:p>
        </text:index-body>
      </text:table-of-content>
      <text:h text:style-name="Heading_20_2" text:outline-level="2"><text:bookmark-start text:name="__RefHeading___Toc1438_1532241226"/>Introduction<text:bookmark-end text:name="__RefHeading___Toc1438_1532241226"/></text:h>
      <text:p text:style-name="P3">CpnetSocketServer is a JAVA program the implements a CP/NET server, with CP/M 3 extensions. It listens for socket connection requests and provides CP/M-style access to native file folders on the host.</text:p>
      <text:p text:style-name="P3"/>
      <text:p text:style-name="P14">Multiple servers may be running on the same host, provided they don’t conflict. They must have different root_dir, port, and sid values at a minimum.</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1442_1532241226"/><text:soft-page-break/>Server Configuration<text:bookmark-end text:name="__RefHeading___Toc1442_1532241226"/></text:h>
      <text:p text:style-name="P19"><text:span text:style-name="T1">The server is configured using a “configuration file”, which is plan text formatted as “property = value” lines. The configuration file to be used is specified on the commandline using the parameter “</text:span><text:span text:style-name="T22">conf=</text:span><text:span text:style-name="T7">file</text:span><text:span text:style-name="T1">”. The environment variable </text:span><text:span text:style-name="T22">CPNET_CONFIG</text:span><text:span text:style-name="T1"> may also specify the configuration file. If nothing is specified, the server will look in the current directory for “</text:span><text:span text:style-name="T22">cpnetrc</text:span><text:span text:style-name="T1">” and then the user’s home directory for “</text:span><text:span text:style-name="T22">.cpnetrc</text:span><text:span text:style-name="T1">”. </text:span><text:span text:style-name="T49">Comments in the file start with ‘#’ as the first non-space character of the line.</text:span><text:span text:style-name="T1"> </text:span><text:span text:style-name="T32">Property values may use backslash (‘\’) to extend long values to the following line.</text:span></text:p>
      <text:p text:style-name="P7"/>
      <text:p text:style-name="P7">Many properties may be specified on the commandline, using a “parameter=value” format. The parameter names are the property names with the “cpnetserver_” prefix removed.</text:p>
      <text:p text:style-name="P7"/>
      <text:p text:style-name="P7">The following properties are recognized:</text:p>
      <text:p text:style-name="P7"/>
      <text:p text:style-name="P7"><text:span text:style-name="T14">cpnetserver_log =</text:span> <text:span text:style-name="T2">log-file</text:span></text:p>
      <text:p text:style-name="P20">Diverts stderr to <text:span text:style-name="T2">log-file.</text:span></text:p>
      <text:p text:style-name="P7"/>
      <text:p text:style-name="P48"><text:span text:style-name="T14">cpnetserver_log</text:span><text:span text:style-name="T34">_</text:span><text:span text:style-name="T35">time</text:span></text:p>
      <text:p text:style-name="P22">Prepends timestamp to stderr (log file) output.</text:p>
      <text:p text:style-name="P7"/>
      <text:p text:style-name="P7"><text:span text:style-name="T14">cpnetserver_</text:span><text:span text:style-name="T15">host</text:span><text:span text:style-name="T14"> =</text:span> <text:span text:style-name="T3">host-or-ip</text:span></text:p>
      <text:p text:style-name="P22">Specifies the host network address to listen on for connections.</text:p>
      <text:p text:style-name="P7"/>
      <text:p text:style-name="P7"><text:span text:style-name="T14">cpnetserver_</text:span><text:span text:style-name="T15">port</text:span><text:span text:style-name="T14"> =</text:span> <text:span text:style-name="T3">port-number</text:span></text:p>
      <text:p text:style-name="P20"><text:span text:style-name="T24">Specifies the port number to use for listening</text:span><text:span text:style-name="T23">.</text:span></text:p>
      <text:p text:style-name="P7"/>
      <text:p text:style-name="P18"><text:span text:style-name="T22">cpnetserver_</text:span><text:span text:style-name="T21">blacklist</text:span><text:span text:style-name="T22"> =</text:span><text:span text:style-name="T1"> </text:span><text:span text:style-name="T6">host-specs...</text:span></text:p>
      <text:p text:style-name="P37"><text:span text:style-name="T31">Whitespace-separated list of hostnames/IP-addresses that are not allowed to connect. A string beginning with a period will match all hostnames on that domain. For example, the string “.censys-scanner.com” will match (reject connections from) all hosts in the domain “censys-scanner.com”. </text:span><text:span text:style-name="T32">An IP address may include a mask length, such as “45.146.164.179/24”, to match a range of addresses. </text:span><text:span text:style-name="T33">This property is typically only useful for servers that listen on public interfaces.</text:span></text:p>
      <text:p text:style-name="P13"/>
      <text:p text:style-name="P13"><text:span text:style-name="T14">cpnetserver_</text:span><text:span text:style-name="T15">temp</text:span><text:span text:style-name="T14"> =</text:span> <text:span text:style-name="T3">tmp-drv</text:span></text:p>
      <text:p text:style-name="P22">Specifies the CP/M drive letter to designate as the temporary drive. Default is “P”. The server does not use the temporary drive, but CP/M applications may. For example, MAIL.COM uses the temporary drive as the location for mail message files.</text:p>
      <text:p text:style-name="P8"/>
      <text:p text:style-name="P8"><text:span text:style-name="T14">cpnetserver_</text:span><text:span text:style-name="T15">sid</text:span><text:span text:style-name="T14"> =</text:span> <text:span text:style-name="T3">node-id</text:span></text:p>
      <text:p text:style-name="P22">Specifies this server’s node ID on CP/NET. All CP/NET requests sent to this server must have their destination node ID (DID field) set to this value. Value is interpreted as a hexadecimal string, and must be in the range 00-FE.</text:p>
      <text:p text:style-name="P8"/>
      <text:p text:style-name="P8"><text:span text:style-name="T14">cpnetserver_</text:span><text:span text:style-name="T15">max</text:span><text:span text:style-name="T14"> =</text:span> <text:span text:style-name="T3">num-clients</text:span></text:p>
      <text:p text:style-name="P21"><text:span text:style-name="T23">Specifies the maximum number of clients that may have active connections at the same time. Values may range from 1 to 16. </text:span><text:span text:style-name="T27">Clients are not required to login (login and logoff is not used). </text:span><text:soft-page-break/><text:span text:style-name="T27">However, the first request from a client will “register” itself on the server, provided the maximum has not been exceeded.</text:span></text:p>
      <text:p text:style-name="P8"/>
      <text:p text:style-name="P8"><text:span text:style-name="T14">cpnetserver_</text:span><text:span text:style-name="T15">root_dir</text:span><text:span text:style-name="T14"> =</text:span> <text:span text:style-name="T3">path</text:span></text:p>
      <text:p text:style-name="P29"><text:span text:style-name="T23">Specifies the top-level (root) directory to be exported to CP/NET. Subdirectories named “a” through “p” are assumed, but not created automatically. Default will be “</text:span><text:span text:style-name="T34">~/HostFileBdos</text:span><text:span text:style-name="T23">”.</text:span></text:p>
      <text:p text:style-name="P8"/>
      <text:p text:style-name="P8"><text:span text:style-name="T14">cpnetserver_</text:span><text:span text:style-name="T16">nosys</text:span></text:p>
      <text:p text:style-name="P23">Disable the CP/M SYS attribute, so files will not be hidden on Windows.</text:p>
      <text:p text:style-name="P9"/>
      <text:p text:style-name="P9"><text:span text:style-name="T14">cpnetserver_</text:span><text:span text:style-name="T16">drive_</text:span><text:span text:style-name="T8">X</text:span><text:span text:style-name="T39"> </text:span><text:span text:style-name="T40">= </text:span><text:span text:style-name="T12">path</text:span></text:p>
      <text:p text:style-name="P29"><text:span text:style-name="T23">Where “</text:span><text:span text:style-name="T2">X</text:span><text:span text:style-name="T23">” is one of “a” through “p”. </text:span><text:span text:style-name="T25">Specify the path to use instead of “root_dir/X” for the exported CP/M drive.</text:span></text:p>
      <text:p text:style-name="P39"/>
      <text:p text:style-name="P9"><text:span text:style-name="T14">cpnetserver_</text:span><text:span text:style-name="T17">lst</text:span><text:span text:style-name="T9">X</text:span><text:span text:style-name="T41"> </text:span><text:span text:style-name="T40">= </text:span><text:span text:style-name="T12">lst-spec</text:span></text:p>
      <text:p text:style-name="P30"><text:span text:style-name="T23">Where “</text:span><text:span text:style-name="T2">X</text:span><text:span text:style-name="T23">” is </text:span><text:span text:style-name="T25">a hexadecimal LST: device number, 0-F. Specify the implementation of the LST: device. The supported strings are:</text:span></text:p>
      <text:p text:style-name="P44"><text:span text:style-name="T23">“</text:span><text:span text:style-name="T34">&gt;</text:span><text:span text:style-name="T2">file</text:span><text:span text:style-name="T23">” - send all printer out to </text:span><text:span text:style-name="T2">file</text:span><text:span text:style-name="T23">. Note, this file will contain all output sent during the life of the server.</text:span></text:p>
      <text:p text:style-name="P45"><text:span text:style-name="T23">“</text:span><text:span text:style-name="T34">Diablo630Stream</text:span><text:span text:style-name="T23"> [</text:span><text:span text:style-name="T2">options</text:span><text:span text:style-name="T23">]” - </text:span><text:span text:style-name="T26">Use a basic emulation of the Diablo 630 dasiy-wheel printer, producing Postscript output. See section on the Diablo 630 implementation for options.</text:span></text:p>
      <text:p text:style-name="P24">At this time, no other printer handlers exist.</text:p>
      <text:p text:style-name="P39"/>
      <text:p text:style-name="P43">cpnetserver_debug</text:p>
      <text:p text:style-name="P23">Enables debug mode. Currently dumps messages received and sent (in hex).</text:p>
      <text:h text:style-name="Heading_20_2" text:outline-level="2"><text:bookmark-start text:name="__RefHeading___Toc1444_1532241226"/>Starting the Server<text:bookmark-end text:name="__RefHeading___Toc1444_1532241226"/></text:h>
      <text:p text:style-name="P49">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5"/>
      <text:p text:style-name="P15">Typical startup command:</text:p>
      <text:p text:style-name="P15"/>
      <text:p text:style-name="P34"><text:span text:style-name="T23">java -jar CpnetSocketServer.jar conf=</text:span><text:span text:style-name="T2">file</text:span></text:p>
      <text:p text:style-name="P15"/>
      <text:p text:style-name="P15">Other techniques may be used to start the server in the background or set it up to start automatically whenever the system is booted.</text:p>
      <text:p text:style-name="P15"/>
      <text:h text:style-name="Heading_20_2" text:outline-level="2"><text:bookmark-start text:name="__RefHeading___Toc1446_1532241226"/>Diablo 630 Implementation<text:bookmark-end text:name="__RefHeading___Toc1446_1532241226"/></text:h>
      <text:p text:style-name="P16">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6"/>
      <text:p text:style-name="P16"><text:soft-page-break/>Output will be turned into Postscript and sent to a file. Upon receipt of the CP/NET “end list” character (0xff), the output file will be closed and disposed of as configured (may be deleted depending on the configuration). Configuration properties <text:span text:style-name="T42">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16"/>
      <text:p text:style-name="P16">The following properties are recognized:</text:p>
      <text:p text:style-name="P16"/>
      <text:p text:style-name="P10"><text:span text:style-name="T18">diablo630</text:span><text:span text:style-name="T14">_</text:span><text:span text:style-name="T18">file = </text:span><text:span text:style-name="T10">file</text:span></text:p>
      <text:p text:style-name="P35"><text:span text:style-name="T23">Establishes the name of the output file. This file is the current printer output. The contents of this file will be handled upon receipt of the “end list” character, depending on other configuration parameters. </text:span><text:span text:style-name="T28">Default is “ps.out” and so must be changed if multiple LST: devices are being used on the same host, running in the same directory.</text:span></text:p>
      <text:p text:style-name="P25"/>
      <text:p text:style-name="P36"><text:span text:style-name="T34">NOTE:</text:span><text:span text:style-name="T23"> currently, this parameter must be specified on the commandline.</text:span></text:p>
      <text:p text:style-name="P17"/>
      <text:p text:style-name="P11"><text:span text:style-name="T18">diablo630</text:span><text:span text:style-name="T14">_</text:span><text:span text:style-name="T37">nogui</text:span></text:p>
      <text:p text:style-name="P26">Disables the GUI printer control panel. This is typically required in cases like CpnetSocketServer, although careful invocation of the server may allow for the GUI.</text:p>
      <text:p text:style-name="P40"/>
      <text:p text:style-name="P11"><text:span text:style-name="T18">diablo630</text:span><text:span text:style-name="T14">_</text:span><text:span text:style-name="T19">jobend</text:span><text:span text:style-name="T18"> = </text:span><text:span text:style-name="T11">action</text:span></text:p>
      <text:p text:style-name="P32"><text:span text:style-name="T23">Determines what will be done to the printer output file when the “end list” character is received. </text:span><text:span text:style-name="T29">Actions:</text:span></text:p>
      <text:p text:style-name="P46"><text:span text:style-name="T38">discard -</text:span><text:span text:style-name="T29"> erase the previous output and start over with an empty file.</text:span></text:p>
      <text:p text:style-name="P47"><text:span text:style-name="T34">save -</text:span><text:span text:style-name="T23"> save output in a unique filename.</text:span></text:p>
      <text:p text:style-name="P47"><text:span text:style-name="T34">queue</text:span><text:span text:style-name="T23"> </text:span><text:span text:style-name="T2">cmd</text:span><text:span text:style-name="T23"> </text:span><text:span text:style-name="T2">args</text:span><text:span text:style-name="T23"> – use the command template to process the output. </text:span><text:span text:style-name="T30">Any “%f” in </text:span><text:span text:style-name="T5">args</text:span><text:span text:style-name="T30"> will be replaced by the output file name.</text:span></text:p>
      <text:p text:style-name="P5"/>
      <text:p text:style-name="P11"><text:span text:style-name="T18">diablo630</text:span><text:span text:style-name="T14">_</text:span><text:span text:style-name="T19">paper</text:span><text:span text:style-name="T18"> = </text:span><text:span text:style-name="T11">paper</text:span></text:p>
      <text:p text:style-name="P31"><text:span text:style-name="T23">Determine the default paper size and orientation. The control panel allows paper to be changed. </text:span><text:span text:style-name="T30">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38"><text:span text:style-name="T23"><text:line-break/></text:span><text:span text:style-name="T34">diablo630</text:span><text:span text:style-name="T36">_</text:span><text:span text:style-name="T37">cpi</text:span><text:span text:style-name="T34"> = </text:span><text:span text:style-name="T4">cpi</text:span></text:p>
      <text:p text:style-name="P26">Determine the default CPI (characters per inch) setting. If not specified, “10” will be used. The control panel allows cpi to be changed.</text:p>
      <text:p text:style-name="P40"/>
      <text:p text:style-name="P11"><text:span text:style-name="T18">diablo630</text:span><text:span text:style-name="T14">_</text:span><text:span text:style-name="T19">lpi</text:span><text:span text:style-name="T18"> = </text:span><text:span text:style-name="T11">lpi</text:span></text:p>
      <text:p text:style-name="P26">Determine the default LPI (lines per inch) setting. If not specified, “6” will be used. The control panel allows cpi to be changed.</text:p>
      <text:p text:style-name="P40"/>
      <text:p text:style-name="P11"><text:span text:style-name="T18">diablo630</text:span><text:span text:style-name="T14">_</text:span><text:span text:style-name="T19">font</text:span><text:span text:style-name="T18"> = </text:span><text:span text:style-name="T11">font</text:span></text:p>
      <text:p text:style-name="P31"><text:soft-page-break/><text:span text:style-name="T23">Determine the default font (typewheel). Font typically needs to be mono-spaced. <text:s/></text:span><text:span text:style-name="T29">If not specified, the system provided “Monospaced/PLAIN/12” font will be used. </text:span><text:span text:style-name="T23">The control panel allows font to be changed.</text:span></text:p>
      <text:p text:style-name="P26"/>
      <text:p text:style-name="P27">The value contains three fields, separated by spaces in the property file or commas on the commandline. The values are name, style, and point-size. These must match JAVA font parameters.</text:p>
      <text:p text:style-name="P27"/>
      <text:p text:style-name="P33"><text:span text:style-name="T34">NOTE:</text:span><text:span text:style-name="T23"> currently, font style is not parsed. The font will always be “PLAIN”.</text:span></text:p>
      <text:p text:style-name="P40"/>
      <text:h text:style-name="Heading_20_2" text:outline-level="2"><text:bookmark-start text:name="__RefHeading___Toc1448_1532241226"/>Network Boot<text:bookmark-end text:name="__RefHeading___Toc1448_1532241226"/></text:h>
      <text:p text:style-name="P41">Booting off the network is supported. Network boot images are stored in a single directory, <text:span text:style-name="T48">specified</text:span> by a property in the configuration file. By default, the directory “~/NetBoot” is used. Properties are:</text:p>
      <text:p text:style-name="P41"/>
      <text:p text:style-name="P12"><text:span text:style-name="T20">netboot_dir</text:span><text:span text:style-name="T18"> = </text:span><text:span text:style-name="T13">path</text:span></text:p>
      <text:p text:style-name="P28">Use <text:span text:style-name="T2">path</text:span> as the directory to search for network boot images. Default is <text:span text:style-name="T14">~/NetBoot</text:span>.</text:p>
      <text:p text:style-name="P41"/>
      <text:p text:style-name="P12"><text:span text:style-name="T20">netboot_default</text:span><text:span text:style-name="T18"> = </text:span><text:span text:style-name="T13">file</text:span></text:p>
      <text:p text:style-name="P28">Use <text:span text:style-name="T2">file</text:span> as the default boot image. If not specified, the file <text:span text:style-name="T14">defboot.sys</text:span> will be the default.</text:p>
      <text:p text:style-name="P41"/>
      <text:p text:style-name="P12"><text:span text:style-name="T20">netboot_org0</text:span><text:span text:style-name="T18"> = </text:span><text:span text:style-name="T13">file</text:span></text:p>
      <text:p text:style-name="P28">Use <text:span text:style-name="T2">file</text:span> as the special binary file to be executed before starting the booted OS image. This is for systems like the Heathkit H8/H89 where RAM at 0000h needs to be enabled before the OS can start. Default is org0boot.bin. <text:span text:style-name="T43">The binary is loaded into 3000h on the target machine, and executed. Bytes 3 and 4 contain the true entry point of the booted OS, so that the ORG0 program can jump to the OS start. </text:span><text:span text:style-name="T50">The value “none” will disable any ORG0 execution.</text:span></text:p>
      <text:p text:style-name="P42"/>
      <text:h text:style-name="Heading_20_3" text:outline-level="3"><text:bookmark-start text:name="__RefHeading___Toc1450_1532241226"/>Network Boot Protocol<text:bookmark-end text:name="__RefHeading___Toc1450_1532241226"/></text:h>
      <text:p text:style-name="P50">The protocol used is as follows. <text:span text:style-name="T44">Refer to CP/NET documentation for packet fields.</text:span></text:p>
      <text:list xml:id="list608391612" text:style-name="L1">
        <text:list-item>
          <text:p text:style-name="P57">Client sends a boot request message, optionally containing a string representing the desired image. FMT=0B0H, FNC=1. String is NUL-terminated.</text:p>
        </text:list-item>
        <text:list-item>
          <text:p text:style-name="P57">If server refuses (or has an error), response is FMT=0B1H, FNC=0</text:p>
        </text:list-item>
        <text:list-item>
          <text:p text:style-name="P57">If server accepts, and will send boot code, response is FMT=0B1H, FNC=1, data is a ‘$’-terminated signon string, typically containing a load map (similar to CPNETLDR output).</text:p>
        </text:list-item>
        <text:list-item>
          <text:p text:style-name="P57">Assuming no error, client sends an ACK message to indicate it is ready for the next packet. FMT=0B0H, FNC=0</text:p>
        </text:list-item>
        <text:list-item>
          <text:p text:style-name="P57">The server then sends a series of “set DMA” and “load record” messages, each of which must be ACK’ed by the client. Data records are always 128 bytes.</text:p>
          <text:list>
            <text:list-item>
              <text:p text:style-name="P57">FMT=0B1H, FNC=2, set DMA address to value in DAT (16 bit little-endian).</text:p>
            </text:list-item>
            <text:list-item>
              <text:p text:style-name="P57"><text:soft-page-break/>FMT=0B1H, FNC=3, load 128 bytes of data into DMA, increment DMA by 128.</text:p>
            </text:list-item>
            <text:list-item>
              <text:p text:style-name="P57">FMT=0B1H, FNC=4, boot is finished, jump to address in DAT (16 bit little-endian).</text:p>
            </text:list-item>
          </text:list>
        </text:list-item>
        <text:list-item>
          <text:p text:style-name="P58">If the client sends an invalid ACK packet (not FNC=0), the boot will be terminated.</text:p>
        </text:list-item>
      </text:list>
      <text:h text:style-name="Heading_20_3" text:outline-level="3"><text:bookmark-start text:name="__RefHeading___Toc1452_1532241226"/>Network Boot Image Format<text:bookmark-end text:name="__RefHeading___Toc1452_1532241226"/></text:h>
      <text:p text:style-name="P51">Files that may be booted by CpnetSocketServer are in an extended CPM3.SYS file format. This also means that an actual CPM3.SYS file may be booted over the network (however, this file has no network support, so the booted OS is operating locally until CP/NET is started). This can, however, be a convenient recovery mechanism if the CP/M 3 partition CPM3.SYS file has been lost or broken.</text:p>
      <text:p text:style-name="P51">The general format is as follows.</text:p>
      <text:list xml:id="list1757816780" text:style-name="L2">
        <text:list-item>
          <text:p text:style-name="P59">The first 128 byte record contains header information:</text:p>
          <text:list>
            <text:list-item>
              <text:p text:style-name="P59">0: memtop: <text:span text:style-name="T45">T</text:span>op page of memory, “00” means 64K.</text:p>
            </text:list-item>
            <text:list-item>
              <text:p text:style-name="P59">1: comlen: Common memory code size, in pages.</text:p>
            </text:list-item>
            <text:list-item>
              <text:p text:style-name="P59">2: bnktop: Top page of banked memory, “C0” if bank boundary is 0xC000.</text:p>
            </text:list-item>
            <text:list-item>
              <text:p text:style-name="P59">3: bnklen: Banked memory code size, in pages.</text:p>
            </text:list-item>
            <text:list-item>
              <text:p text:style-name="P59">4,5: entry: Program start address, in real memory, little-endian.</text:p>
            </text:list-item>
            <text:list-item>
              <text:p text:style-name="P60">6,7: <text:span text:style-name="T45">cfgtbl: (CP/NET images only) Network Config Table address, in real</text:span> memory, little-endian.</text:p>
            </text:list-item>
            <text:list-item>
              <text:p text:style-name="P61">16: Start of the Copyright message field. If this byte contains ‘C’ then the ORG0 code will be executed.</text:p>
            </text:list-item>
          </text:list>
        </text:list-item>
        <text:list-item>
          <text:p text:style-name="P61">The second 128 byte record contains the ‘$’-terminated signon message. If there is no message, the first byte of the record will be ‘$’.</text:p>
        </text:list-item>
        <text:list-item>
          <text:p text:style-name="P61">Subsequent 128 byte records represent the code image. Common memory code is first, followed by banked memory code. Note that these records are in <text:span text:style-name="T47">reverse</text:span><text:span text:style-name="T46"> order, they are to be loaded from the top of each memory region downwards.</text:span></text:p>
        </text:list-item>
      </text:list>
      <text:p text:style-name="P52">There is a JAVA tool available that will combine SPR files into a boot image. This is similar to what GENCPM does, however it does not perform any of the special tasks related to configuring CP/M 3.</text:p>
      <text:p text:style-name="P52">Note that the boot image need not be an actual OS. Stand-alone programs can be executed off the network without ever booting the machine. This can also provide a mechanism to obtain core dumps of a failing system, provided it is functional enough to boot from the networ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ocketServer Manual<text:tab/><text:tab/><text:page-number text:select-page="current">6</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2-16T15:08:13.466981520</dc:date>
    <meta:editing-duration>P13DT39M34S</meta:editing-duration>
    <meta:editing-cycles>13</meta:editing-cycles>
    <meta:generator>LibreOffice/6.4.6.2$Linux_X86_64 LibreOffice_project/40$Build-2</meta:generator>
    <meta:document-statistic meta:table-count="0" meta:image-count="0" meta:object-count="0" meta:page-count="6" meta:paragraph-count="118" meta:word-count="2062" meta:character-count="12690" meta:non-whitespace-character-count="10757"/>
  </office:meta>
</office:document-meta>
</file>